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251" officeooo:paragraph-rsid="00021251"/>
    </style:style>
    <style:style style:name="P2" style:family="paragraph" style:parent-style-name="Standard">
      <style:text-properties officeooo:rsid="00021251" officeooo:paragraph-rsid="0003ee37"/>
    </style:style>
    <style:style style:name="P3" style:family="paragraph" style:parent-style-name="Standard">
      <style:text-properties officeooo:rsid="00021251" officeooo:paragraph-rsid="00057405"/>
    </style:style>
    <style:style style:name="P4" style:family="paragraph" style:parent-style-name="Standard">
      <style:text-properties officeooo:rsid="00021251" officeooo:paragraph-rsid="0005db2d"/>
    </style:style>
    <style:style style:name="P5" style:family="paragraph" style:parent-style-name="Standard">
      <style:text-properties officeooo:rsid="00021251" officeooo:paragraph-rsid="00063e00"/>
    </style:style>
    <style:style style:name="P6" style:family="paragraph" style:parent-style-name="Standard">
      <style:text-properties officeooo:rsid="00063e00" officeooo:paragraph-rsid="00063e00"/>
    </style:style>
    <style:style style:name="P7" style:family="paragraph" style:parent-style-name="Standard">
      <style:text-properties officeooo:rsid="00063e00" officeooo:paragraph-rsid="00072378"/>
    </style:style>
    <style:style style:name="P8" style:family="paragraph" style:parent-style-name="Standard">
      <style:text-properties officeooo:rsid="00063e00" officeooo:paragraph-rsid="0008d3be"/>
    </style:style>
    <style:style style:name="P9" style:family="paragraph" style:parent-style-name="Standard">
      <style:text-properties officeooo:rsid="00063e00" officeooo:paragraph-rsid="0009374b"/>
    </style:style>
    <style:style style:name="P10" style:family="paragraph" style:parent-style-name="Standard">
      <style:text-properties officeooo:rsid="00063e00" officeooo:paragraph-rsid="00063e00"/>
    </style:style>
    <style:style style:name="P11" style:family="paragraph" style:parent-style-name="Standard">
      <style:paragraph-properties fo:text-align="start" style:justify-single-word="false"/>
      <style:text-properties officeooo:rsid="00063e00" officeooo:paragraph-rsid="00063e00"/>
    </style:style>
    <style:style style:name="P12" style:family="paragraph" style:parent-style-name="Standard">
      <style:paragraph-properties fo:text-align="start" style:justify-single-word="false"/>
      <style:text-properties officeooo:rsid="00063e00" officeooo:paragraph-rsid="0009374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ee37" style:font-style-asian="italic" style:font-style-complex="italic"/>
    </style:style>
    <style:style style:name="T3" style:family="text">
      <style:text-properties fo:font-style="italic" officeooo:rsid="00057405" style:font-style-asian="italic" style:font-style-complex="italic"/>
    </style:style>
    <style:style style:name="T4" style:family="text">
      <style:text-properties fo:font-style="italic" officeooo:rsid="0005db2d" style:font-style-asian="italic" style:font-style-complex="italic"/>
    </style:style>
    <style:style style:name="T5" style:family="text">
      <style:text-properties fo:font-style="italic" officeooo:rsid="00063e00" style:font-style-asian="italic" style:font-style-complex="italic"/>
    </style:style>
    <style:style style:name="T6" style:family="text">
      <style:text-properties fo:font-style="italic" officeooo:rsid="00072378" style:font-style-asian="italic" style:font-style-complex="italic"/>
    </style:style>
    <style:style style:name="T7" style:family="text">
      <style:text-properties fo:font-style="italic" officeooo:rsid="0008d3be" style:font-style-asian="italic" style:font-style-complex="italic"/>
    </style:style>
    <style:style style:name="T8" style:family="text">
      <style:text-properties fo:font-style="italic" officeooo:rsid="0009374b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3ee37" style:font-style-asian="normal" style:font-style-complex="normal"/>
    </style:style>
    <style:style style:name="T11" style:family="text">
      <style:text-properties fo:font-style="normal" officeooo:rsid="00057405" style:font-style-asian="normal" style:font-style-complex="normal"/>
    </style:style>
    <style:style style:name="T12" style:family="text">
      <style:text-properties fo:font-style="normal" officeooo:rsid="0005db2d" style:font-style-asian="normal" style:font-style-complex="normal"/>
    </style:style>
    <style:style style:name="T13" style:family="text">
      <style:text-properties fo:font-style="normal" officeooo:rsid="00072378" style:font-style-asian="normal" style:font-style-complex="normal"/>
    </style:style>
    <style:style style:name="T14" style:family="text">
      <style:text-properties fo:font-style="normal" officeooo:rsid="0008d3be" style:font-style-asian="normal" style:font-style-complex="normal"/>
    </style:style>
    <style:style style:name="T15" style:family="text">
      <style:text-properties officeooo:rsid="0003ee37"/>
    </style:style>
    <style:style style:name="T16" style:family="text">
      <style:text-properties officeooo:rsid="00057405"/>
    </style:style>
    <style:style style:name="T17" style:family="text">
      <style:text-properties officeooo:rsid="0005db2d"/>
    </style:style>
    <style:style style:name="T18" style:family="text">
      <style:text-properties officeooo:rsid="00063e00"/>
    </style:style>
    <style:style style:name="T19" style:family="text">
      <style:text-properties officeooo:rsid="00072378"/>
    </style:style>
    <style:style style:name="T20" style:family="text">
      <style:text-properties officeooo:rsid="0008d3be"/>
    </style:style>
    <style:style style:name="T21" style:family="text">
      <style:text-properties officeooo:rsid="000937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OTIONS</text:p>
      <text:p text:style-name="P1"/>
      <text:p text:style-name="P1">Potion of Healing (<text:span text:style-name="T1">white</text:span><text:span text:style-name="T9">): Restores 25% of maximum endurance</text:span></text:p>
      <text:p text:style-name="P1">Greater Potion of Healing (<text:span text:style-name="T1">white</text:span><text:span text:style-name="T9">): Restores 40% of maximum endurance</text:span></text:p>
      <text:p text:style-name="P1"><text:span text:style-name="T9">Elixir of Healing (</text:span><text:span text:style-name="T1">white</text:span><text:span text:style-name="T9">): Permanently grants 15% healing received (Maximum 3 Elixirs)</text:span></text:p>
      <text:p text:style-name="P1"/>
      <text:p text:style-name="P1">Potion of Fire Resistance (<text:span text:style-name="T1">red</text:span><text:span text:style-name="T9">)</text:span>: Grants 50% fire resistance until end of combat</text:p>
      <text:p text:style-name="P1">Greater Potion of Fire Resistance (<text:span text:style-name="T1">red</text:span><text:span text:style-name="T9">)</text:span>: Grants fire immunity until end of combat</text:p>
      <text:p text:style-name="P1">Elixir of Fire Resistance (<text:span text:style-name="T1">red</text:span><text:span text:style-name="T9">)</text:span>: Permanently grants 20% fire resistance (Maximum 3 Elixirs)</text:p>
      <text:p text:style-name="P1"/>
      <text:p text:style-name="P1">Potion of <text:span text:style-name="T15">Cold</text:span> Resistance (<text:span text:style-name="T2">blue</text:span><text:span text:style-name="T9">)</text:span>: Grants 50% <text:span text:style-name="T15">cold</text:span> resistance until end of combat</text:p>
      <text:p text:style-name="P1">Greater Potion of <text:span text:style-name="T15">Cold</text:span> Resistance (<text:span text:style-name="T2">blue</text:span><text:span text:style-name="T9">)</text:span>: Grants <text:span text:style-name="T15">cold</text:span> immunity until end of combat</text:p>
      <text:p text:style-name="P1">Elixir of <text:span text:style-name="T15">Cold</text:span> Resistance (<text:span text:style-name="T2">blue</text:span><text:span text:style-name="T9">)</text:span>: Permanently grants 20% <text:span text:style-name="T15">cold</text:span> resistance (Maximum 3 Elixirs)</text:p>
      <text:p text:style-name="P1"/>
      <text:p text:style-name="P2">Potion of <text:span text:style-name="T15">Lightning</text:span> Resistance (<text:span text:style-name="T2">green</text:span><text:span text:style-name="T9">)</text:span>: Grants 50% <text:span text:style-name="T15">lightning</text:span> resistance until end of combat</text:p>
      <text:p text:style-name="P2">Greater Potion of <text:span text:style-name="T15">Lightning</text:span> Resistance (<text:span text:style-name="T2">green</text:span><text:span text:style-name="T9">)</text:span>: Grants <text:span text:style-name="T15">lightning</text:span> immunity until end of combat</text:p>
      <text:p text:style-name="P2">Elixir of <text:span text:style-name="T15">Lightning</text:span> Resistance (<text:span text:style-name="T2">green</text:span><text:span text:style-name="T9">)</text:span>: Permanently grants 20% <text:span text:style-name="T15">lightning</text:span> resistance (Maximum 3 Elixirs)</text:p>
      <text:p text:style-name="P2"/>
      <text:p text:style-name="P1"><text:span text:style-name="T15">Potion of Regeneration</text:span> <text:span text:style-name="T15">(</text:span><text:span text:style-name="T2">white/red</text:span><text:span text:style-name="T10">): Restores 7% of maximum endurance per turn for 5 turns</text:span></text:p>
      <text:p text:style-name="P2"><text:span text:style-name="T15">Greater Potion of Regeneration</text:span> <text:span text:style-name="T15">(</text:span><text:span text:style-name="T2">white/red</text:span><text:span text:style-name="T10">): Restores 10% of maximum endurance per turn for 5 turns</text:span></text:p>
      <text:p text:style-name="P2"><text:span text:style-name="T10">Elixir of Endurance (</text:span><text:span text:style-name="T2">white/red</text:span><text:span text:style-name="T10">): Permanently grants 10 endurance (Maximum 3 Elixirs)</text:span></text:p>
      <text:p text:style-name="P1"/>
      <text:p text:style-name="P1"><text:span text:style-name="T15">Potion of </text:span><text:s/><text:span text:style-name="T16">Warding</text:span><text:span text:style-name="T15"> (</text:span><text:span text:style-name="T2">white/blue</text:span><text:span text:style-name="T10">): Grants 33% affliction avoidance until end of combat</text:span></text:p>
      <text:p text:style-name="P2"><text:span text:style-name="T15">Greater Potion of </text:span><text:s/><text:span text:style-name="T16">Warding</text:span><text:span text:style-name="T15"> (</text:span><text:span text:style-name="T2">white/blue</text:span><text:span text:style-name="T10">): Grants 66% affliction avoidance until end of combat</text:span></text:p>
      <text:p text:style-name="P3"><text:span text:style-name="T11">Elixir of</text:span><text:span text:style-name="T10"> <text:s/></text:span><text:span text:style-name="T11">Warding</text:span><text:span text:style-name="T10"> (</text:span><text:span text:style-name="T2">white/blue</text:span><text:span text:style-name="T10">): Grants </text:span><text:span text:style-name="T11">10</text:span><text:span text:style-name="T10">% affliction avoidance </text:span><text:span text:style-name="T11">permanently (Maximum 3 Elixirs)</text:span></text:p>
      <text:p text:style-name="P3"><text:span text:style-name="T11"/></text:p>
      <text:p text:style-name="P1"><text:span text:style-name="T16">Potion of </text:span><text:s/><text:span text:style-name="T16">Safeguard (</text:span><text:span text:style-name="T3">white/green</text:span><text:span text:style-name="T11">): Grants 33% crit avoidance until end of combat</text:span></text:p>
      <text:p text:style-name="P3"><text:span text:style-name="T16">Greater Potion of </text:span><text:s/><text:span text:style-name="T16">Safeguard (</text:span><text:span text:style-name="T3">white/green</text:span><text:span text:style-name="T11">): Grants 66% crit avoidance until end of combat</text:span></text:p>
      <text:p text:style-name="P3"><text:span text:style-name="T11">Elixir of <text:s/>Safeguard (</text:span><text:span text:style-name="T3">white/green</text:span><text:span text:style-name="T11">): Grants 10% crit avoidance permanently (Maximum 3 Elixirs)</text:span></text:p>
      <text:p text:style-name="P3"><text:span text:style-name="T11"/></text:p>
      <text:p text:style-name="P1"><text:span text:style-name="T16">Potion of Ironskin</text:span> <text:span text:style-name="T16">(</text:span><text:span text:style-name="T3">red/white</text:span><text:span text:style-name="T11">): Grants 5 armor until end of combat</text:span></text:p>
      <text:p text:style-name="P3"><text:span text:style-name="T16">Greater Potion of Ironskin</text:span> <text:span text:style-name="T16">(</text:span><text:span text:style-name="T3">red/white</text:span><text:span text:style-name="T11">): Grants 8 armor until end of combat</text:span></text:p>
      <text:p text:style-name="P3"><text:span text:style-name="T11">Elixir of Ironskin (</text:span><text:span text:style-name="T3">red/white</text:span><text:span text:style-name="T11">): Grants 1 armor permanently (Maximum 3 Elixirs)</text:span></text:p>
      <text:p text:style-name="P3"><text:span text:style-name="T11"/></text:p>
      <text:p text:style-name="P1"><text:span text:style-name="T16">Potion of Safety</text:span> <text:span text:style-name="T16">(</text:span><text:span text:style-name="T3">blue/white</text:span><text:span text:style-name="T11">): Grants 33% chance to block and parry until end of combat</text:span></text:p>
      <text:p text:style-name="P3"><text:span text:style-name="T16">Greater Potion of Safety</text:span> <text:span text:style-name="T16">(</text:span><text:span text:style-name="T3">blue/white</text:span><text:span text:style-name="T11">): Grants 66% chance to block and parry until end of combat</text:span></text:p>
      <text:p text:style-name="P3"><text:span text:style-name="T11">Elixir of Safety (</text:span><text:span text:style-name="T3">blue/white</text:span><text:span text:style-name="T11">): Grants 10% chance to block and parry permanently (Maximum 3 Elixirs)</text:span></text:p>
      <text:p text:style-name="P3"><text:span text:style-name="T11"/></text:p>
      <text:p text:style-name="P1"><text:span text:style-name="T17">Potion of Evasion</text:span> <text:span text:style-name="T17">(</text:span><text:span text:style-name="T4">green/white</text:span><text:span text:style-name="T12">): Grants 15% chance to dodge until end of combat</text:span></text:p>
      <text:p text:style-name="P4"><text:span text:style-name="T17">Greater Potion of Evasion</text:span> <text:span text:style-name="T17">(</text:span><text:span text:style-name="T4">green/white</text:span><text:span text:style-name="T12">): Grants 25% chance to dodge until end of combat</text:span></text:p>
      <text:p text:style-name="P4"><text:span text:style-name="T12">Elixir of Evasion (</text:span><text:span text:style-name="T4">green/white</text:span><text:span text:style-name="T12">): Grants 3% chance to dodge permanently (Maximum 3 Elixirs)</text:span></text:p>
      <text:p text:style-name="P4"><text:span text:style-name="T12"/></text:p>
      <text:p text:style-name="P1"><text:span text:style-name="T17">Potion of Bitterness</text:span> <text:span text:style-name="T17">(</text:span><text:span text:style-name="T4">blue/white): </text:span><text:span text:style-name="T12">Grants 10% of damage as cold to spells until end of combat</text:span></text:p>
      <text:p text:style-name="P4"><text:span text:style-name="T17">Greater Potion of Bitterness</text:span> <text:span text:style-name="T17">(</text:span><text:span text:style-name="T4">blue/white): </text:span><text:span text:style-name="T12">Grants 25% of damage as cold to spells until end of combat</text:span></text:p>
      <text:p text:style-name="P4"><text:span text:style-name="T12">Elixir of Bitterness (</text:span><text:span text:style-name="T4">blue/white): </text:span><text:span text:style-name="T12">Grants 5% of damage as cold to spells permanently (Maximum 3 Elixirs)</text:span></text:p>
      <text:p text:style-name="P4"><text:span text:style-name="T12"/></text:p>
      <text:p text:style-name="P1"/>
      <text:p text:style-name="P4"><text:soft-page-break/><text:span text:style-name="T17">Potion of Wrath</text:span> <text:span text:style-name="T17">(</text:span><text:span text:style-name="T4">blue/red): </text:span><text:span text:style-name="T12">Grants 10% of damage as fire to spells until end of combat</text:span></text:p>
      <text:p text:style-name="P4"><text:span text:style-name="T17">Greater Potion of Wrath</text:span> <text:span text:style-name="T17">(</text:span><text:span text:style-name="T4">blue/red): </text:span><text:span text:style-name="T12">Grants 25% of damage as fire to spells until end of combat</text:span></text:p>
      <text:p text:style-name="P4"><text:span text:style-name="T12">Elixir of Wrath (</text:span><text:span text:style-name="T4">blue/red): </text:span><text:span text:style-name="T12">Grants 5% of damage as fire to spells permanently (Maximum 3 Elixirs)</text:span></text:p>
      <text:p text:style-name="P4"><text:span text:style-name="T12"/></text:p>
      <text:p text:style-name="P4"><text:span text:style-name="T17">Potion of Hatred</text:span> <text:span text:style-name="T17">(</text:span><text:span text:style-name="T4">blue/white): </text:span><text:span text:style-name="T12">Grants 10% of damage as lightning to spells until end of combat</text:span></text:p>
      <text:p text:style-name="P4"><text:span text:style-name="T17">Greater Potion of Hatred</text:span> <text:span text:style-name="T17">(</text:span><text:span text:style-name="T4">blue/white): </text:span><text:span text:style-name="T12">Grants 25% of damage as lightning to spells until end of combat</text:span></text:p>
      <text:p text:style-name="P4"><text:span text:style-name="T12">Elixir of Hatred (</text:span><text:span text:style-name="T4">blue/white): </text:span><text:span text:style-name="T12">Grants 5% of damage as lightning to spells permanently (Maximum 3 Elixirs)</text:span></text:p>
      <text:p text:style-name="P1"/>
      <text:p text:style-name="P1"><text:span text:style-name="T17">Potion of Precision</text:span> <text:span text:style-name="T17">(</text:span><text:span text:style-name="T4">green/white</text:span><text:span text:style-name="T17">): Grants 20% accuracy until end of combat</text:span></text:p>
      <text:p text:style-name="P4"><text:span text:style-name="T17">Greater Potion of Precision</text:span> <text:span text:style-name="T17">(</text:span><text:span text:style-name="T4">green/white</text:span><text:span text:style-name="T17">): Grants 35% accuracy until end of combat</text:span></text:p>
      <text:p text:style-name="P4"><text:span text:style-name="T17">Elixir of Precision</text:span> <text:span text:style-name="T17">(</text:span><text:span text:style-name="T4">green/white</text:span><text:span text:style-name="T17">): Grants 5% accuracy permanently (Maximum 3 Elixirs)</text:span></text:p>
      <text:p text:style-name="P1"/>
      <text:p text:style-name="P1"><text:span text:style-name="T17">Potion of Savagery</text:span> <text:span text:style-name="T17">(</text:span><text:span text:style-name="T4">green/red</text:span><text:span text:style-name="T17">): Grants 3 maximum damage to attacks until end of combat</text:span></text:p>
      <text:p text:style-name="P4"><text:span text:style-name="T17">Greater Potion of Savagery</text:span> <text:span text:style-name="T17">(</text:span><text:span text:style-name="T4">green/red</text:span><text:span text:style-name="T17">): Grants 5 maximum damage to attacks until end of combat</text:span></text:p>
      <text:p text:style-name="P4"><text:span text:style-name="T17">Elixir of Savagery</text:span> <text:span text:style-name="T17">(</text:span><text:span text:style-name="T4">green/red</text:span><text:span text:style-name="T17">): Grants 1 maximum damage to attacks permanently (Maximum 3 Elixirs)</text:span></text:p>
      <text:p text:style-name="P4"/>
      <text:p text:style-name="P5"><text:span text:style-name="T17">Potion of </text:span><text:span text:style-name="T18">Assassination</text:span> <text:span text:style-name="T18">(</text:span><text:span text:style-name="T5">green/blue</text:span><text:span text:style-name="T18">): Grants 25% crit damage until end of combat</text:span></text:p>
      <text:p text:style-name="P5"><text:span text:style-name="T18">Greater </text:span><text:span text:style-name="T17">Potion of </text:span><text:span text:style-name="T18">Assassination</text:span> <text:span text:style-name="T18">(</text:span><text:span text:style-name="T5">green/blue</text:span><text:span text:style-name="T18">): Grants 40% crit damage until end of combat</text:span></text:p>
      <text:p text:style-name="P5"><text:span text:style-name="T18">Elixir</text:span><text:span text:style-name="T17"> of </text:span><text:span text:style-name="T18">Assassination</text:span> <text:span text:style-name="T18">(</text:span><text:span text:style-name="T5">green/blue</text:span><text:span text:style-name="T18">): Grants 7% crit damage permanently (Maximum 3 Elixirs)</text:span></text:p>
      <text:p text:style-name="P5"/>
      <text:p text:style-name="P5"/>
      <text:p text:style-name="P5"/>
      <text:p text:style-name="P6">BOMBS</text:p>
      <text:p text:style-name="P6"/>
      <text:p text:style-name="P6"><text:span text:style-name="T19">Smoke Bomb (</text:span><text:span text:style-name="T6">white</text:span><text:span text:style-name="T13">):</text:span> <text:span text:style-name="T19">50% chance to escape from combat</text:span></text:p>
      <text:p text:style-name="P7"><text:span text:style-name="T19">Improved Smoke Bomb (</text:span><text:span text:style-name="T6">white</text:span><text:span text:style-name="T13">):</text:span> <text:span text:style-name="T19">75% chance to escape from combat</text:span></text:p>
      <text:p text:style-name="P7"><text:span text:style-name="T19">Flawless Smoke Bomb (</text:span><text:span text:style-name="T6">white</text:span><text:span text:style-name="T13">):</text:span> <text:span text:style-name="T19">100% chance to escape from combat</text:span></text:p>
      <text:p text:style-name="P6"/>
      <text:p text:style-name="P6"><text:span text:style-name="T19">Explosive Bomb (</text:span><text:span text:style-name="T6">red</text:span><text:span text:style-name="T13">):</text:span> <text:span text:style-name="T19">Deals X (Lvl3 spell) fire damage</text:span></text:p>
      <text:p text:style-name="P7"><text:span text:style-name="T19">Improved Explosive Bomb (</text:span><text:span text:style-name="T6">red</text:span><text:span text:style-name="T13">):</text:span> <text:span text:style-name="T19">Deals X (Lvl4 spell) fire damage</text:span></text:p>
      <text:p text:style-name="P7"><text:span text:style-name="T19">Flawless Explosive Bomb (</text:span><text:span text:style-name="T6">red</text:span><text:span text:style-name="T13">):</text:span> <text:span text:style-name="T19">Deals X (Lvl5 spell) fire damage</text:span></text:p>
      <text:p text:style-name="P6"/>
      <text:p text:style-name="P7"><text:span text:style-name="T19">Frost Bomb (</text:span><text:span text:style-name="T6">blue</text:span><text:span text:style-name="T13">):</text:span> <text:span text:style-name="T19">Deals X (Lvl3 spell) cold damage</text:span></text:p>
      <text:p text:style-name="P7"><text:span text:style-name="T19">Improved Frost Bomb (</text:span><text:span text:style-name="T6">blue</text:span><text:span text:style-name="T13">):</text:span> <text:span text:style-name="T19">Deals X (Lvl4 spell) cold damage</text:span></text:p>
      <text:p text:style-name="P7"><text:span text:style-name="T19">Flawless Frost Bomb (</text:span><text:span text:style-name="T6">blue</text:span><text:span text:style-name="T13">):</text:span> <text:span text:style-name="T19">Deals X (Lvl5 spell) cold damage</text:span></text:p>
      <text:p text:style-name="P7"/>
      <text:p text:style-name="P7"><text:span text:style-name="T19">Storm Bomb (</text:span><text:span text:style-name="T6">green</text:span><text:span text:style-name="T13">):</text:span> <text:span text:style-name="T19">Deals X (Lvl3 spell) lightning damage</text:span></text:p>
      <text:p text:style-name="P7"><text:span text:style-name="T19">Improved Storm Bomb (</text:span><text:span text:style-name="T6">green</text:span><text:span text:style-name="T13">):</text:span> <text:span text:style-name="T19">Deals X (Lvl4 spell) lightning damage</text:span></text:p>
      <text:p text:style-name="P7"><text:span text:style-name="T19">Flawless Storm Bomb (</text:span><text:span text:style-name="T6">green</text:span><text:span text:style-name="T13">):</text:span> <text:span text:style-name="T19">Deals X (Lvl5 spell) lightning damage</text:span></text:p>
      <text:p text:style-name="P7"/>
      <text:p text:style-name="P6"><text:span text:style-name="T20">Flash Bomb (</text:span><text:span text:style-name="T7">white/red</text:span><text:span text:style-name="T14">)</text:span> <text:span text:style-name="T20">Deals X (Lvl1 spell) fire damage and has a 50% chance to blind</text:span></text:p>
      <text:p text:style-name="P8"><text:span text:style-name="T20">Improved Flash Bomb (</text:span><text:span text:style-name="T7">white/red</text:span><text:span text:style-name="T14">)</text:span> <text:span text:style-name="T20">Deals X (Lvl1 spell) fire damage and has a 75% chance to blind<text:tab/></text:span></text:p>
      <text:p text:style-name="P8"><text:span text:style-name="T20">Flawless Flash Bomb (</text:span><text:span text:style-name="T7">white/red</text:span><text:span text:style-name="T14">)</text:span> <text:span text:style-name="T20">Deals X (Lvl1 spell) fire damage and blinds<text:tab/></text:span></text:p>
      <text:p text:style-name="P6"/>
      <text:p text:style-name="P6"><text:span text:style-name="T20">S</text:span>tun <text:span text:style-name="T20">Bomb</text:span> <text:span text:style-name="T20">(</text:span><text:span text:style-name="T7">white/blue</text:span><text:span text:style-name="T20">)</text:span><text:span text:style-name="T14"> Deals X (Lvl1 spell) lightning damage and has a 25% chance to stun</text:span></text:p>
      <text:p text:style-name="P8"><text:span text:style-name="T20">Improved S</text:span>tun <text:span text:style-name="T20">Bomb</text:span> <text:span text:style-name="T20">(</text:span><text:span text:style-name="T7">white/blue</text:span><text:span text:style-name="T20">)</text:span><text:span text:style-name="T14"> Deals X (Lvl1 spell) lightning damage and has a 40% chance to stun</text:span></text:p>
      <text:p text:style-name="P8"><text:span text:style-name="T14">Flawless Stun Bomb (</text:span><text:span text:style-name="T7">white/blue</text:span><text:span text:style-name="T14">) Deals X (Lvl1 spell) lightning damage and has a 66% chance to stun</text:span></text:p>
      <text:p text:style-name="P6"><text:soft-page-break/><text:span text:style-name="T20">En</text:span>tangl<text:span text:style-name="T20">ing Bomb</text:span> <text:span text:style-name="T20">(</text:span><text:span text:style-name="T7">white/green</text:span><text:span text:style-name="T20">) </text:span><text:span text:style-name="T14">Restrains enemy and deals X (Lvl1 spell) physical damage over the duration</text:span></text:p>
      <text:p text:style-name="P8"><text:span text:style-name="T20">Improved En</text:span>tangl<text:span text:style-name="T20">ing Bomb</text:span> <text:span text:style-name="T20">(</text:span><text:span text:style-name="T7">white/green</text:span><text:span text:style-name="T20">) </text:span><text:span text:style-name="T14">Restrains enemy and deals X (Lvl2 spell) physical damage over the duration</text:span></text:p>
      <text:p text:style-name="P8"><text:span text:style-name="T14">Flawless Entangling Bomb (</text:span><text:span text:style-name="T7">white/green</text:span><text:span text:style-name="T14">) Restrains enemy and deals X (Lvl3 spell) physical damage over the duration</text:span></text:p>
      <text:p text:style-name="P8"><text:span text:style-name="T14"/></text:p>
      <text:p text:style-name="P6"><text:span text:style-name="T21">Incineration Bomb</text:span> <text:span text:style-name="T21">(</text:span><text:span text:style-name="T8">red/white</text:span><text:span text:style-name="T21">) Deals X (Lvl1 spell) fire damage and inflicts burning</text:span></text:p>
      <text:p text:style-name="P9"><text:span text:style-name="T21">Improved Incineration Bomb</text:span> <text:span text:style-name="T21">(</text:span><text:span text:style-name="T8">red/white</text:span><text:span text:style-name="T21">) Deals X (Lvl2 spell) fire damage and inflicts burning</text:span></text:p>
      <text:p text:style-name="P9"><text:span text:style-name="T21">Flawless Incineration Bomb</text:span> <text:span text:style-name="T21">(</text:span><text:span text:style-name="T8">red/white</text:span><text:span text:style-name="T21">) Deals X (Lvl3 spell) fire damage and inflicts burning</text:span></text:p>
      <text:p text:style-name="P6"/>
      <text:p text:style-name="P9"><text:span text:style-name="T21">Numbing Bomb</text:span> <text:span text:style-name="T21">(</text:span><text:span text:style-name="T8">red/blue</text:span><text:span text:style-name="T21">) Deals X (Lvl1 spell) cold damage and inflicts chill</text:span></text:p>
      <text:p text:style-name="P9"><text:span text:style-name="T21">Improved Numbing Bomb</text:span> <text:span text:style-name="T21">(</text:span><text:span text:style-name="T8">red/blue</text:span><text:span text:style-name="T21">) Deals X (Lvl2 spell) cold damage and inflicts chill</text:span></text:p>
      <text:p text:style-name="P9"><text:span text:style-name="T21">Flawless Numbing Bomb</text:span> <text:span text:style-name="T21">(</text:span><text:span text:style-name="T8">red/blue</text:span><text:span text:style-name="T21">) Deals X (Lvl3 spell) cold damage and inflicts chill</text:span></text:p>
      <text:p text:style-name="P9"/>
      <text:p text:style-name="P9"><text:span text:style-name="T21">Shocking Bomb</text:span> <text:span text:style-name="T21">(</text:span><text:span text:style-name="T8">red/green</text:span><text:span text:style-name="T21">) Deals X (Lvl1 spell) lightning damage and inflicts overcharge</text:span></text:p>
      <text:p text:style-name="P9"><text:span text:style-name="T21">Improved Shocking Bomb</text:span> <text:span text:style-name="T21">(</text:span><text:span text:style-name="T8">red/white</text:span><text:span text:style-name="T21">) Deals X (Lvl2 spell) lightning damage and inflicts overcharge</text:span></text:p>
      <text:p text:style-name="P9"><text:span text:style-name="T21">Flawless Shocking Bomb</text:span> <text:span text:style-name="T21">(</text:span><text:span text:style-name="T8">red/white</text:span><text:span text:style-name="T21">) Deals X (Lvl3 spell) lightning damage and inflicts overcharge</text:span></text:p>
      <text:p text:style-name="P9"/>
      <text:p text:style-name="P11"><text:span text:style-name="T21">H</text:span>oly <text:span text:style-name="T21">B</text:span>omb <text:span text:style-name="T21">(</text:span><text:span text:style-name="T8">blue/white</text:span><text:span text:style-name="T21">)</text:span> <text:span text:style-name="T21">Deals X (Lvl2 spell) magic damage. Deals double damage to undead and demons</text:span></text:p>
      <text:p text:style-name="P12"><text:span text:style-name="T21">Improved H</text:span>oly <text:span text:style-name="T21">B</text:span>omb <text:span text:style-name="T21">(</text:span><text:span text:style-name="T8">blue/white</text:span><text:span text:style-name="T21">)</text:span> <text:span text:style-name="T21">Deals X (Lvl3 spell) magic damage. Deals double damage to undead and demons</text:span></text:p>
      <text:p text:style-name="P12"><text:span text:style-name="T21">Flawless H</text:span>oly <text:span text:style-name="T21">B</text:span>omb <text:span text:style-name="T21">(</text:span><text:span text:style-name="T8">blue/white</text:span><text:span text:style-name="T21">)</text:span> <text:span text:style-name="T21">Deals X (Lvl4 spell) magic damage. Deals double damage to undead and demons</text:span></text:p>
      <text:p text:style-name="P12"/>
      <text:p text:style-name="P6"><text:span text:style-name="T21">B</text:span>lood <text:span text:style-name="T21">B</text:span>omb <text:span text:style-name="T21">(</text:span><text:span text:style-name="T8">blue/red)</text:span> <text:span text:style-name="T21">Deals X (Lvl 2 spell) physical damage. If this kills the enemy, recover 10% of your maximum endurance</text:span></text:p>
      <text:p text:style-name="P9"><text:span text:style-name="T21">Improved B</text:span>lood <text:span text:style-name="T21">B</text:span>omb <text:span text:style-name="T21">(</text:span><text:span text:style-name="T8">blue/red)</text:span> <text:span text:style-name="T21">Deals X (Lvl 3 spell) physical damage. If this kills the enemy, recover 10% of your maximum endurance</text:span></text:p>
      <text:p text:style-name="P9"><text:span text:style-name="T21">Flawless B</text:span>lood <text:span text:style-name="T21">B</text:span>omb <text:span text:style-name="T21">(</text:span><text:span text:style-name="T8">blue/red)</text:span> <text:span text:style-name="T21">Deals X (Lvl 4 spell) physical damage. If this kills the enemy, recover 10% of your maximum endurance</text:span></text:p>
      <text:p text:style-name="P6"/>
      <text:p text:style-name="P6"><text:span text:style-name="T21">D</text:span>ark <text:span text:style-name="T21">B</text:span>omb <text:span text:style-name="T21">(b</text:span><text:span text:style-name="T8">lue/green)</text:span> <text:span text:style-name="T21">Deals X (Lvl 1 spell) magic damage and curses the enemy</text:span></text:p>
      <text:p text:style-name="P9"><text:span text:style-name="T21">Improved D</text:span>ark <text:span text:style-name="T21">B</text:span>omb <text:span text:style-name="T21">(b</text:span><text:span text:style-name="T8">lue/green)</text:span> <text:span text:style-name="T21">Deals X (Lvl 2 spell) magic damage and curses the enemy</text:span></text:p>
      <text:p text:style-name="P9"><text:span text:style-name="T21">Flawless D</text:span>ark <text:span text:style-name="T21">B</text:span>omb <text:span text:style-name="T21">(b</text:span><text:span text:style-name="T8">lue/green)</text:span> <text:span text:style-name="T21">Deals X (Lvl 3 spell) magic damage and curses the enemy</text:span></text:p>
      <text:p text:style-name="P6"/>
      <text:p text:style-name="P6">toxic bomb dmg chance to poison gw</text:p>
      <text:p text:style-name="P6"/>
      <text:p text:style-name="P6">shrapnel bomb dmg chance to poison gr</text:p>
      <text:p text:style-name="P6"/>
      <text:p text:style-name="P6">delay bomb dmg after 3 turns gb</text:p>
      <text:p text:style-name="P6"/>
      <text:p text:style-name="P6"/>
      <text:p text:style-name="P6">OILS</text:p>
      <text:p text:style-name="P6"/>
      <text:p text:style-name="P6">mystic mgc dmg w</text:p>
      <text:p text:style-name="P6"/>
      <text:p text:style-name="P6">furnace fire dmg r</text:p>
      <text:p text:style-name="P6"/>
      <text:p text:style-name="P6">glacial cold dmg b</text:p>
      <text:p text:style-name="P6"><text:soft-page-break/></text:p>
      <text:p text:style-name="P6">storm light dmg g</text:p>
      <text:p text:style-name="P6"/>
      <text:p text:style-name="P6">sharp max dmg wr</text:p>
      <text:p text:style-name="P6"/>
      <text:p text:style-name="P6">swift accu wg</text:p>
      <text:p text:style-name="P6"/>
      <text:p text:style-name="P6">deadly crit dmg wb</text:p>
      <text:p text:style-name="P6"/>
      <text:p text:style-name="P6">burning chance to burn rw</text:p>
      <text:p text:style-name="P6"/>
      <text:p text:style-name="P6">chilling chance to chill rb</text:p>
      <text:p text:style-name="P6"/>
      <text:p text:style-name="P6">shocking chance to ovrch rg</text:p>
      <text:p text:style-name="P6"/>
      <text:p text:style-name="P6">holy dmg vs und/demon bw</text:p>
      <text:p text:style-name="P6"/>
      <text:p text:style-name="P6">toxic dmg vs ani/huma br</text:p>
      <text:p text:style-name="P6"/>
      <text:p text:style-name="P6">banish dmg vs abe/ele bg</text:p>
      <text:p text:style-name="P6"/>
      <text:p text:style-name="P6">blind chance to poison, blind gw</text:p>
      <text:p text:style-name="P6"/>
      <text:p text:style-name="P6">cramp chance to poison, restrain gr</text:p>
      <text:p text:style-name="P6"/>
      <text:p text:style-name="P6">wither chance to poison, neutralize g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21:11:45.261000000</meta:creation-date>
    <dc:date>2024-05-19T04:22:47.323000000</dc:date>
    <meta:editing-duration>PT6H54M13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109" meta:word-count="1273" meta:character-count="8037" meta:non-whitespace-character-count="6865"/>
  </office:meta>
</office:document-meta>
</file>